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1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147.15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30.71pt"/>
    </style:style>
    <style:style style:name="co15" style:family="table-column">
      <style:table-column-properties fo:break-before="auto" style:column-width="123.99pt"/>
    </style:style>
    <style:style style:name="co16" style:family="table-column">
      <style:table-column-properties fo:break-before="auto" style:column-width="129.15pt"/>
    </style:style>
    <style:style style:name="co17" style:family="table-column">
      <style:table-column-properties fo:break-before="auto" style:column-width="135.84pt"/>
    </style:style>
    <style:style style:name="co18" style:family="table-column">
      <style:table-column-properties fo:break-before="auto" style:column-width="247.01pt"/>
    </style:style>
    <style:style style:name="co19" style:family="table-column">
      <style:table-column-properties fo:break-before="auto" style:column-width="93.09pt"/>
    </style:style>
    <style:style style:name="co20" style:family="table-column">
      <style:table-column-properties fo:break-before="auto" style:column-width="125.01pt"/>
    </style:style>
    <style:style style:name="co21" style:family="table-column">
      <style:table-column-properties fo:break-before="auto" style:column-width="251.66pt"/>
    </style:style>
    <style:style style:name="co22" style:family="table-column">
      <style:table-column-properties fo:break-before="auto" style:column-width="190.4pt"/>
    </style:style>
    <style:style style:name="co23" style:family="table-column">
      <style:table-column-properties fo:break-before="auto" style:column-width="121.95pt"/>
    </style:style>
    <style:style style:name="co24" style:family="table-column">
      <style:table-column-properties fo:break-before="auto" style:column-width="139.95pt"/>
    </style:style>
    <style:style style:name="co25" style:family="table-column">
      <style:table-column-properties fo:break-before="auto" style:column-width="173.4pt"/>
    </style:style>
    <style:style style:name="co26" style:family="table-column">
      <style:table-column-properties fo:break-before="auto" style:column-width="179.6pt"/>
    </style:style>
    <style:style style:name="co27" style:family="table-column">
      <style:table-column-properties fo:break-before="auto" style:column-width="171.35pt"/>
    </style:style>
    <style:style style:name="co28" style:family="table-column">
      <style:table-column-properties fo:break-before="auto" style:column-width="177.51pt"/>
    </style:style>
    <style:style style:name="co29" style:family="table-column">
      <style:table-column-properties fo:break-before="auto" style:column-width="167.3pt"/>
    </style:style>
    <style:style style:name="co30" style:family="table-column">
      <style:table-column-properties fo:break-before="auto" style:column-width="94.14pt"/>
    </style:style>
    <style:style style:name="co31" style:family="table-column">
      <style:table-column-properties fo:break-before="auto" style:column-width="189.35pt"/>
    </style:style>
    <style:style style:name="co32" style:family="table-column">
      <style:table-column-properties fo:break-before="auto" style:column-width="124.5pt"/>
    </style:style>
    <style:style style:name="co33" style:family="table-column">
      <style:table-column-properties fo:break-before="auto" style:column-width="169.99pt"/>
    </style:style>
    <style:style style:name="co34" style:family="table-column">
      <style:table-column-properties fo:break-before="auto" style:column-width="128.1pt"/>
    </style:style>
    <style:style style:name="co35" style:family="table-column">
      <style:table-column-properties fo:break-before="auto" style:column-width="82.8pt"/>
    </style:style>
    <style:style style:name="co36" style:family="table-column">
      <style:table-column-properties fo:break-before="auto" style:column-width="75.54pt"/>
    </style:style>
    <style:style style:name="co37" style:family="table-column">
      <style:table-column-properties fo:break-before="auto" style:column-width="80.11pt"/>
    </style:style>
    <style:style style:name="co38" style:family="table-column">
      <style:table-column-properties fo:break-before="auto" style:column-width="101.91pt"/>
    </style:style>
    <style:style style:name="co39" style:family="table-column">
      <style:table-column-properties fo:break-before="auto" style:column-width="97.26pt"/>
    </style:style>
    <style:style style:name="co40" style:family="table-column">
      <style:table-column-properties fo:break-before="auto" style:column-width="120.95pt"/>
    </style:style>
    <style:style style:name="co41" style:family="table-column">
      <style:table-column-properties fo:break-before="auto" style:column-width="121.89pt"/>
    </style:style>
    <style:style style:name="co42" style:family="table-column">
      <style:table-column-properties fo:break-before="auto" style:column-width="114.6pt"/>
    </style:style>
    <style:style style:name="co43" style:family="table-column">
      <style:table-column-properties fo:break-before="auto" style:column-width="164.55pt"/>
    </style:style>
    <style:style style:name="co44" style:family="table-column">
      <style:table-column-properties fo:break-before="auto" style:column-width="161.86pt"/>
    </style:style>
    <style:style style:name="co45" style:family="table-column">
      <style:table-column-properties fo:break-before="auto" style:column-width="121.01pt"/>
    </style:style>
    <style:style style:name="co46" style:family="table-column">
      <style:table-column-properties fo:break-before="auto" style:column-width="7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84"/>
    <style:style style:name="ce5" style:family="table-cell" style:parent-style-name="Default" style:data-style-name="N11"/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EA" table:style-name="ta1">
        <table:shapes>
          <draw:frame draw:z-index="0" draw:style-name="gr1" draw:text-style-name="P1" svg:width="444.76pt" svg:height="361.59pt" svg:x="429.22pt" svg:y="777.6pt">
            <loext:p draw:notify-on-update-of-ranges="AEA.A61:AEA.A65 AEA.B60:AEA.B60 AEA.B61:AEA.B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369.13pt" svg:x="897.76pt" svg:y="774.4pt">
            <loext:p draw:notify-on-update-of-ranges="AEA.A68:AEA.A72 AEA.B67:AEA.B67 AEA.B68:AEA.B7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076427" calcext:value-type="float">
            <text:p>0.0076427</text:p>
          </table:table-cell>
          <table:table-cell table:formula="of:=[.D61]/[.B61]/1000" office:value-type="float" office:value="2.16089497167231" calcext:value-type="float">
            <text:p>2.1608949717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0400768" calcext:value-type="float">
            <text:p>0.00400768</text:p>
          </table:table-cell>
          <table:table-cell table:formula="of:=[.D62]/[.B62]/1000" office:value-type="float" office:value="4.1208559565634" calcext:value-type="float">
            <text:p>4.120855956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I4]" office:value-type="float" office:value="0.00158308" calcext:value-type="float">
            <text:p>0.00158308</text:p>
          </table:table-cell>
          <table:table-cell table:formula="of:=[.D63]/[.B63]/1000" office:value-type="float" office:value="10.4322409480254" calcext:value-type="float">
            <text:p>10.432240948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K4]" office:value-type="float" office:value="0.00129136" calcext:value-type="float">
            <text:p>0.00129136</text:p>
          </table:table-cell>
          <table:table-cell table:formula="of:=[.D64]/[.B64]/1000" office:value-type="float" office:value="12.7888985255854" calcext:value-type="float">
            <text:p>12.788898525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M4]" office:value-type="float" office:value="0.080206" calcext:value-type="float">
            <text:p>0.080206</text:p>
          </table:table-cell>
          <table:table-cell table:formula="of:=[.D65]/[.B65]/1000" office:value-type="float" office:value="0.205908186419969" calcext:value-type="float">
            <text:p>0.2059081864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68]/[.B61]"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69]/[.B62]" office:value-type="float" office:value="1.90701353401469" calcext:value-type="float">
            <text:p>1.907013534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70]/[.B63]" office:value-type="float" office:value="4.82774085959017" calcext:value-type="float">
            <text:p>4.8277408596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71]/[.B64]" office:value-type="float" office:value="5.91833415933589" calcext:value-type="float">
            <text:p>5.9183341593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72]/[.B65]" office:value-type="float" office:value="0.0952883824152807" calcext:value-type="float">
            <text:p>0.0952883824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</table:table>
      <table:table table:name="KDD2" table:style-name="ta1">
        <table:shapes>
          <draw:frame draw:z-index="0" draw:style-name="gr1" draw:text-style-name="P1" svg:width="540.2pt" svg:height="304.02pt" svg:x="483.11pt" svg:y="227.17pt">
            <loext:p draw:notify-on-update-of-ranges="KDD2.A24:KDD2.A34 KDD2.B23:KDD2.B23 KDD2.B24:KDD2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3.58pt" svg:height="318.95pt" svg:x="1041.36pt" svg:y="218.66pt">
            <loext:p draw:notify-on-update-of-ranges="KDD2.A37:KDD2.A47 KDD2.B36:KDD2.B36 KDD2.B37:KDD2.B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41906" calcext:value-type="float">
            <text:p>0.41906</text:p>
          </table:table-cell>
          <table:table-cell/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101638" calcext:value-type="float">
            <text:p>0.101638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529594" calcext:value-type="float">
            <text:p>0.052959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273937" calcext:value-type="float">
            <text:p>0.0273937</text:p>
          </table:table-cell>
          <table:table-cell office:value-type="float" office:value="0.346654" calcext:value-type="float">
            <text:p>0.34665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 table:number-columns-repeated="3"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 table:number-columns-repeated="3"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 table:number-columns-repeated="3"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 table:number-columns-repeated="3"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 table:number-columns-repeated="3"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 table:number-columns-repeated="3"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 table:number-columns-repeated="3"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 table:number-columns-repeated="3"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574989" calcext:value-type="float">
            <text:p>0.574989</text:p>
          </table:table-cell>
          <table:table-cell table:formula="of:=[.D24]/[.B24]/1000" office:value-type="float" office:value="2.12871251450028" calcext:value-type="float">
            <text:p>2.12871251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297084" calcext:value-type="float">
            <text:p>0.297084</text:p>
          </table:table-cell>
          <table:table-cell table:formula="of:=[.D25]/[.B25]/1000" office:value-type="float" office:value="4.12000067321027" calcext:value-type="float">
            <text:p>4.120000673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164134" calcext:value-type="float">
            <text:p>0.164134</text:p>
          </table:table-cell>
          <table:table-cell table:formula="of:=[.D26]/[.B26]/1000" office:value-type="float" office:value="7.45723786662118" calcext:value-type="float">
            <text:p>7.4572378666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971622" calcext:value-type="float">
            <text:p>0.0971622</text:p>
          </table:table-cell>
          <table:table-cell table:formula="of:=[.D27]/[.B27]/1000" office:value-type="float" office:value="12.5973504099331" calcext:value-type="float">
            <text:p>12.597350409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852446" calcext:value-type="float">
            <text:p>0.0852446</text:p>
          </table:table-cell>
          <table:table-cell table:formula="of:=[.D28]/[.B28]/1000" office:value-type="float" office:value="14.3585198358606" calcext:value-type="float">
            <text:p>14.358519835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.41906" calcext:value-type="float">
            <text:p>0.41906</text:p>
          </table:table-cell>
          <table:table-cell table:formula="of:=[.D29]/[.B29]/1000" office:value-type="float" office:value="2.92079005393022" calcext:value-type="float">
            <text:p>2.920790053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.098045" calcext:value-type="float">
            <text:p>0.098045</text:p>
          </table:table-cell>
          <table:table-cell table:formula="of:=[.D30]/[.B30]/1000" office:value-type="float" office:value="12.4839235045132" calcext:value-type="float">
            <text:p>12.48392350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S4]" office:value-type="float" office:value="0.0707404" calcext:value-type="float">
            <text:p>0.0707404</text:p>
          </table:table-cell>
          <table:table-cell table:formula="of:=[.D31]/[.B31]/1000" office:value-type="float" office:value="17.3025071953226" calcext:value-type="float">
            <text:p>17.3025071953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101638" calcext:value-type="float">
            <text:p>0.101638</text:p>
          </table:table-cell>
          <table:table-cell table:formula="of:=[.D32]/[.B32]/1000" office:value-type="float" office:value="12.0426049312265" calcext:value-type="float">
            <text:p>12.042604931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529594" calcext:value-type="float">
            <text:p>0.0529594</text:p>
          </table:table-cell>
          <table:table-cell table:formula="of:=[.D33]/[.B33]/1000" office:value-type="float" office:value="23.1117852543647" calcext:value-type="float">
            <text:p>23.1117852544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273937" calcext:value-type="float">
            <text:p>0.0273937</text:p>
          </table:table-cell>
          <table:table-cell table:formula="of:=[.D34]/[.B34]/1000" office:value-type="float" office:value="44.681305555657" calcext:value-type="float">
            <text:p>44.6813055557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1.9354425011108" calcext:value-type="float">
            <text:p>1.935442501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3.50316814310259" calcext:value-type="float">
            <text:p>3.503168143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5.91782606816231" calcext:value-type="float">
            <text:p>5.917826068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6.74516626273101" calcext:value-type="float">
            <text:p>6.7451662627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float" office:value="1.37209230181836" calcext:value-type="float">
            <text:p>1.3720923018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float" office:value="5.86454179203427" calcext:value-type="float">
            <text:p>5.86454179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8.12815590525358" calcext:value-type="float">
            <text:p>8.1281559053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5.65722466006809" calcext:value-type="float">
            <text:p>5.657224660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10.8571660555067" calcext:value-type="float">
            <text:p>10.8571660555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20.9898261279053" calcext:value-type="float">
            <text:p>20.9898261279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</table:table>
      <table:table table:name="Netflix" table:style-name="ta1">
        <table:shapes>
          <draw:frame draw:z-index="0" draw:style-name="gr1" draw:text-style-name="P1" svg:width="524.35pt" svg:height="445.86pt" svg:x="590.71pt" svg:y="412.81pt">
            <loext:p draw:notify-on-update-of-ranges="Netflix.A65:Netflix.A74 Netflix.B64:Netflix.B64 Netflix.B65:Netflix.B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24.35pt" svg:height="445.86pt" svg:x="1137.8pt" svg:y="412.81pt">
            <loext:p draw:notify-on-update-of-ranges="Netflix.A65:Netflix.A74 Netflix.C64:Netflix.C64 Netflix.C65:Netflix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2]*[Netflix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 (still 2 pyhsical instances), HARP2</text:p>
          </table:table-cell>
          <table:table-cell/>
          <table:table-cell office:value-type="string" calcext:value-type="string">
            <text:p>FPGA, 8 threads (still 2 pyhsical instances), HARP2</text:p>
          </table:table-cell>
          <table:table-cell/>
          <table:table-cell office:value-type="string" calcext:value-type="string">
            <text:p>FPGA, 1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17]*[Netflix.B18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1.705" calcext:value-type="float">
            <text:p>1.705</text:p>
          </table:table-cell>
          <table:table-cell office:value-type="float" office:value="0.4905" calcext:value-type="float">
            <text:p>0.4905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1636" calcext:value-type="float">
            <text:p>0.1636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097" calcext:value-type="float">
            <text:p>0.097</text:p>
          </table:table-cell>
          <table:table-cell office:value-type="float" office:value="1.6949" calcext:value-type="float">
            <text:p>1.6949</text:p>
          </table:table-cell>
          <table:table-cell office:value-type="float" office:value="0.347178" calcext:value-type="float">
            <text:p>0.347178</text:p>
          </table:table-cell>
          <table:table-cell office:value-type="float" office:value="3.10907" calcext:value-type="float">
            <text:p>3.10907</text:p>
          </table:table-cell>
          <table:table-cell office:value-type="float" office:value="0.24614" calcext:value-type="float">
            <text:p>0.24614</text:p>
          </table:table-cell>
          <table:table-cell office:value-type="float" office:value="1.70462" calcext:value-type="float">
            <text:p>1.70462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1.35655" calcext:value-type="float">
            <text:p>1.35655</text:p>
          </table:table-cell>
          <table:table-cell office:value-type="float" office:value="0.208547" calcext:value-type="float">
            <text:p>0.208547</text:p>
          </table:table-cell>
          <table:table-cell office:value-type="float" office:value="1.34725" calcext:value-type="float">
            <text:p>1.34725</text:p>
          </table:table-cell>
          <table:table-cell office:value-type="float" office:value="0.412171" calcext:value-type="float">
            <text:p>0.412171</text:p>
          </table:table-cell>
          <table:table-cell office:value-type="float" office:value="3.15116" calcext:value-type="float">
            <text:p>3.15116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675" calcext:value-type="float">
            <text:p>1.0675</text:p>
          </table:table-cell>
          <table:table-cell/>
          <table:table-cell office:value-type="float" office:value="1.0679" calcext:value-type="float">
            <text:p>1.0679</text:p>
          </table:table-cell>
          <table:table-cell/>
          <table:table-cell office:value-type="float" office:value="1.0685" calcext:value-type="float">
            <text:p>1.0685</text:p>
          </table:table-cell>
          <table:table-cell/>
          <table:table-cell office:value-type="float" office:value="1.0924" calcext:value-type="float">
            <text:p>1.0924</text:p>
          </table:table-cell>
          <table:table-cell/>
          <table:table-cell office:value-type="float" office:value="1.0791" calcext:value-type="float">
            <text:p>1.0791</text:p>
          </table:table-cell>
          <table:table-cell/>
          <table:table-cell office:value-type="float" office:value="1.44526" calcext:value-type="float">
            <text:p>1.44526</text:p>
          </table:table-cell>
          <table:table-cell/>
          <table:table-cell office:value-type="float" office:value="1.16542" calcext:value-type="float">
            <text:p>1.16542</text:p>
          </table:table-cell>
          <table:table-cell/>
          <table:table-cell office:value-type="float" office:value="1.00713" calcext:value-type="float">
            <text:p>1.00713</text:p>
          </table:table-cell>
          <table:table-cell/>
          <table:table-cell office:value-type="float" office:value="1.01859" calcext:value-type="float">
            <text:p>1.01859</text:p>
          </table:table-cell>
          <table:table-cell/>
          <table:table-cell office:value-type="float" office:value="1.4389" calcext:value-type="float">
            <text:p>1.438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0.9693" calcext:value-type="float">
            <text:p>0.9693</text:p>
          </table:table-cell>
          <table:table-cell/>
          <table:table-cell office:value-type="float" office:value="0.9694" calcext:value-type="float">
            <text:p>0.9694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717" calcext:value-type="float">
            <text:p>0.9717</text:p>
          </table:table-cell>
          <table:table-cell/>
          <table:table-cell office:value-type="float" office:value="1.1745" calcext:value-type="float">
            <text:p>1.1745</text:p>
          </table:table-cell>
          <table:table-cell/>
          <table:table-cell office:value-type="float" office:value="1.02058" calcext:value-type="float">
            <text:p>1.02058</text:p>
          </table:table-cell>
          <table:table-cell/>
          <table:table-cell office:value-type="float" office:value="0.894858" calcext:value-type="float">
            <text:p>0.894858</text:p>
          </table:table-cell>
          <table:table-cell/>
          <table:table-cell office:value-type="float" office:value="0.903328" calcext:value-type="float">
            <text:p>0.903328</text:p>
          </table:table-cell>
          <table:table-cell/>
          <table:table-cell office:value-type="float" office:value="1.16975" calcext:value-type="float">
            <text:p>1.16975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0.942" calcext:value-type="float">
            <text:p>0.942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2" calcext:value-type="float">
            <text:p>0.9422</text:p>
          </table:table-cell>
          <table:table-cell/>
          <table:table-cell office:value-type="float" office:value="0.9428" calcext:value-type="float">
            <text:p>0.9428</text:p>
          </table:table-cell>
          <table:table-cell/>
          <table:table-cell office:value-type="float" office:value="1.07199" calcext:value-type="float">
            <text:p>1.07199</text:p>
          </table:table-cell>
          <table:table-cell/>
          <table:table-cell office:value-type="float" office:value="0.953116" calcext:value-type="float">
            <text:p>0.953116</text:p>
          </table:table-cell>
          <table:table-cell/>
          <table:table-cell office:value-type="float" office:value="0.843911" calcext:value-type="float">
            <text:p>0.843911</text:p>
          </table:table-cell>
          <table:table-cell/>
          <table:table-cell office:value-type="float" office:value="0.850691" calcext:value-type="float">
            <text:p>0.850691</text:p>
          </table:table-cell>
          <table:table-cell/>
          <table:table-cell office:value-type="float" office:value="1.06806" calcext:value-type="float">
            <text:p>1.06806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.929" calcext:value-type="float">
            <text:p>0.929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3" calcext:value-type="float">
            <text:p>0.9293</text:p>
          </table:table-cell>
          <table:table-cell/>
          <table:table-cell office:value-type="float" office:value="1.01916" calcext:value-type="float">
            <text:p>1.01916</text:p>
          </table:table-cell>
          <table:table-cell/>
          <table:table-cell office:value-type="float" office:value="0.914506" calcext:value-type="float">
            <text:p>0.914506</text:p>
          </table:table-cell>
          <table:table-cell/>
          <table:table-cell office:value-type="float" office:value="0.815931" calcext:value-type="float">
            <text:p>0.815931</text:p>
          </table:table-cell>
          <table:table-cell/>
          <table:table-cell office:value-type="float" office:value="0.822225" calcext:value-type="float">
            <text:p>0.822225</text:p>
          </table:table-cell>
          <table:table-cell/>
          <table:table-cell office:value-type="float" office:value="1.01588" calcext:value-type="float">
            <text:p>1.01588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9212" calcext:value-type="float">
            <text:p>0.9212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4" calcext:value-type="float">
            <text:p>0.9214</text:p>
          </table:table-cell>
          <table:table-cell/>
          <table:table-cell office:value-type="float" office:value="0.987587" calcext:value-type="float">
            <text:p>0.987587</text:p>
          </table:table-cell>
          <table:table-cell/>
          <table:table-cell office:value-type="float" office:value="0.889841" calcext:value-type="float">
            <text:p>0.889841</text:p>
          </table:table-cell>
          <table:table-cell/>
          <table:table-cell office:value-type="float" office:value="0.798614" calcext:value-type="float">
            <text:p>0.798614</text:p>
          </table:table-cell>
          <table:table-cell/>
          <table:table-cell office:value-type="float" office:value="0.804668" calcext:value-type="float">
            <text:p>0.804668</text:p>
          </table:table-cell>
          <table:table-cell/>
          <table:table-cell office:value-type="float" office:value="0.98476" calcext:value-type="float">
            <text:p>0.9847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0.9158" calcext:value-type="float">
            <text:p>0.9158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68179" calcext:value-type="float">
            <text:p>0.968179</text:p>
          </table:table-cell>
          <table:table-cell/>
          <table:table-cell office:value-type="float" office:value="0.873151" calcext:value-type="float">
            <text:p>0.873151</text:p>
          </table:table-cell>
          <table:table-cell/>
          <table:table-cell office:value-type="float" office:value="0.786955" calcext:value-type="float">
            <text:p>0.786955</text:p>
          </table:table-cell>
          <table:table-cell/>
          <table:table-cell office:value-type="float" office:value="0.792897" calcext:value-type="float">
            <text:p>0.792897</text:p>
          </table:table-cell>
          <table:table-cell/>
          <table:table-cell office:value-type="float" office:value="0.9657" calcext:value-type="float">
            <text:p>0.965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0.9115" calcext:value-type="float">
            <text:p>0.9115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8" calcext:value-type="float">
            <text:p>0.9118</text:p>
          </table:table-cell>
          <table:table-cell/>
          <table:table-cell office:value-type="float" office:value="0.955654" calcext:value-type="float">
            <text:p>0.955654</text:p>
          </table:table-cell>
          <table:table-cell/>
          <table:table-cell office:value-type="float" office:value="0.861244" calcext:value-type="float">
            <text:p>0.861244</text:p>
          </table:table-cell>
          <table:table-cell/>
          <table:table-cell office:value-type="float" office:value="0.778593" calcext:value-type="float">
            <text:p>0.778593</text:p>
          </table:table-cell>
          <table:table-cell/>
          <table:table-cell office:value-type="float" office:value="0.784521" calcext:value-type="float">
            <text:p>0.784521</text:p>
          </table:table-cell>
          <table:table-cell/>
          <table:table-cell office:value-type="float" office:value="0.953441" calcext:value-type="float">
            <text:p>0.95344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0.9079" calcext:value-type="float">
            <text:p>0.9079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1" calcext:value-type="float">
            <text:p>0.9081</text:p>
          </table:table-cell>
          <table:table-cell/>
          <table:table-cell office:value-type="float" office:value="0.9082" calcext:value-type="float">
            <text:p>0.9082</text:p>
          </table:table-cell>
          <table:table-cell/>
          <table:table-cell office:value-type="float" office:value="0.947501" calcext:value-type="float">
            <text:p>0.947501</text:p>
          </table:table-cell>
          <table:table-cell/>
          <table:table-cell office:value-type="float" office:value="0.852412" calcext:value-type="float">
            <text:p>0.852412</text:p>
          </table:table-cell>
          <table:table-cell/>
          <table:table-cell office:value-type="float" office:value="0.772301" calcext:value-type="float">
            <text:p>0.772301</text:p>
          </table:table-cell>
          <table:table-cell/>
          <table:table-cell office:value-type="float" office:value="0.778293" calcext:value-type="float">
            <text:p>0.778293</text:p>
          </table:table-cell>
          <table:table-cell/>
          <table:table-cell office:value-type="float" office:value="0.945496" calcext:value-type="float">
            <text:p>0.94549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9044" calcext:value-type="float">
            <text:p>0.9044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6" calcext:value-type="float">
            <text:p>0.9046</text:p>
          </table:table-cell>
          <table:table-cell/>
          <table:table-cell office:value-type="float" office:value="0.9049" calcext:value-type="float">
            <text:p>0.9049</text:p>
          </table:table-cell>
          <table:table-cell/>
          <table:table-cell office:value-type="float" office:value="0.942142" calcext:value-type="float">
            <text:p>0.942142</text:p>
          </table:table-cell>
          <table:table-cell/>
          <table:table-cell office:value-type="float" office:value="0.845647" calcext:value-type="float">
            <text:p>0.845647</text:p>
          </table:table-cell>
          <table:table-cell/>
          <table:table-cell office:value-type="float" office:value="0.767389" calcext:value-type="float">
            <text:p>0.767389</text:p>
          </table:table-cell>
          <table:table-cell/>
          <table:table-cell office:value-type="float" office:value="0.773503" calcext:value-type="float">
            <text:p>0.773503</text:p>
          </table:table-cell>
          <table:table-cell/>
          <table:table-cell office:value-type="float" office:value="0.940303" calcext:value-type="float">
            <text:p>0.940303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9"/>
          <table:table-cell office:value-type="string" calcext:value-type="string">
            <text:p>The loss difference is about Utile ordering</text:p>
          </table:table-cell>
          <table:table-cell table:number-columns-repeated="8"/>
        </table:table-row>
        <table:table-row table:style-name="ro1" table:number-rows-repeated="22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41638" calcext:value-type="float">
            <text:p>2.41638</text:p>
          </table:table-cell>
          <table:table-cell table:formula="of:=[.D53]/[.B53]" office:value-type="float" office:value="0.095113351376853" calcext:value-type="float">
            <text:p>0.095113351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08946" calcext:value-type="float">
            <text:p>2.08946</text:p>
          </table:table-cell>
          <table:table-cell table:formula="of:=[.D54]/[.B54]" office:value-type="float" office:value="0.109994926918917" calcext:value-type="float">
            <text:p>0.109994926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31434" calcext:value-type="float">
            <text:p>1.31434</text:p>
          </table:table-cell>
          <table:table-cell table:formula="of:=[.D55]/[.B55]" office:value-type="float" office:value="0.174863429553997" calcext:value-type="float">
            <text:p>0.174863429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915566" calcext:value-type="float">
            <text:p>0.915566</text:p>
          </table:table-cell>
          <table:table-cell table:formula="of:=[.D56]/[.B56]" office:value-type="float" office:value="0.251025048986092" calcext:value-type="float">
            <text:p>0.25102504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894812" calcext:value-type="float">
            <text:p>0.894812</text:p>
          </table:table-cell>
          <table:table-cell table:formula="of:=[.D57]/[.B57]" office:value-type="float" office:value="0.256847248360549" calcext:value-type="float">
            <text:p>0.256847248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311016" calcext:value-type="float">
            <text:p>0.311016</text:p>
          </table:table-cell>
          <table:table-cell table:formula="of:=[.D58]/[.B58]" office:value-type="float" office:value="0.738965197931939" calcext:value-type="float">
            <text:p>0.738965197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2983" calcext:value-type="float">
            <text:p>0.22983</text:p>
          </table:table-cell>
          <table:table-cell table:formula="of:=[.D59]/[.B59]" office:value-type="float" office:value="1" calcext:value-type="float">
            <text:p>1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60]/[.B60]" office:value-type="float" office:value="0.00593350355379219" calcext:value-type="float">
            <text:p>0.005933503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61]/[.B61]" office:value-type="float" office:value="0.0409712503589746" calcext:value-type="float">
            <text:p>0.040971250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62]/[.B62]" office:value-type="float" office:value="0.133978328669229" calcext:value-type="float">
            <text:p>0.1339783287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19]" office:value-type="float" office:value="0.934" calcext:value-type="float">
            <text:p>0.934</text:p>
          </table:table-cell>
          <table:table-cell table:formula="of:=[.D65]/[.B65]"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19]" office:value-type="float" office:value="0.4905" calcext:value-type="float">
            <text:p>0.4905</text:p>
          </table:table-cell>
          <table:table-cell table:formula="of:=[.D66]/[.B66]" office:value-type="float" office:value="1.90417940876656" calcext:value-type="float">
            <text:p>1.904179408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19]" office:value-type="float" office:value="0.2855" calcext:value-type="float">
            <text:p>0.2855</text:p>
          </table:table-cell>
          <table:table-cell table:formula="of:=[.D67]/[.B67]" office:value-type="float" office:value="3.27145359019264" calcext:value-type="float">
            <text:p>3.2714535902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19]" office:value-type="float" office:value="0.1636" calcext:value-type="float">
            <text:p>0.1636</text:p>
          </table:table-cell>
          <table:table-cell table:formula="of:=[.D68]/[.B68]" office:value-type="float" office:value="5.70904645476773" calcext:value-type="float">
            <text:p>5.709046454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19]" office:value-type="float" office:value="0.097" calcext:value-type="float">
            <text:p>0.097</text:p>
          </table:table-cell>
          <table:table-cell table:formula="of:=[.D69]/[.B69]" office:value-type="float" office:value="9.62886597938144" calcext:value-type="float">
            <text:p>9.6288659794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19]" office:value-type="float" office:value="0.347178" calcext:value-type="float">
            <text:p>0.347178</text:p>
          </table:table-cell>
          <table:table-cell table:formula="of:=[.D70]/[.B70]" office:value-type="float" office:value="2.69026263184879" calcext:value-type="float">
            <text:p>2.690262631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U19]" office:value-type="float" office:value="0.208547" calcext:value-type="float">
            <text:p>0.208547</text:p>
          </table:table-cell>
          <table:table-cell table:formula="of:=[.D71]/[.B71]" office:value-type="float" office:value="4.47860674092651" calcext:value-type="float">
            <text:p>4.4786067409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W19]" office:value-type="float" office:value="0.412171" calcext:value-type="float">
            <text:p>0.412171</text:p>
          </table:table-cell>
          <table:table-cell table:formula="of:=[.D72]/[.B72]" office:value-type="float" office:value="2.26604977060492" calcext:value-type="float">
            <text:p>2.2660497706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73]/[.B73]" office:value-type="float" office:value="0.0241130066537959" calcext:value-type="float">
            <text:p>0.0241130067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74]/[.B74]" office:value-type="float" office:value="0.166501970305366" calcext:value-type="float">
            <text:p>0.166501970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75]/[.B75]" office:value-type="float" office:value="0.544470952343295" calcext:value-type="float">
            <text:p>0.544470952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</table:table>
      <table:table table:name="IM4" table:style-name="ta1">
        <table:shapes>
          <draw:frame draw:z-index="0" draw:style-name="gr1" draw:text-style-name="P1" svg:width="558.31pt" svg:height="340.24pt" svg:x="408.42pt" svg:y="285.9pt">
            <loext:p draw:notify-on-update-of-ranges="IM4.A22:IM4.A29 IM4.B21:IM4.B21 IM4.B22:IM4.B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58.31pt" svg:height="351.98pt" svg:x="1025.63pt" svg:y="285.9pt">
            <loext:p draw:notify-on-update-of-ranges="IM4.A32:IM4.A39 IM4.B31:IM4.B31 IM4.B32:IM4.B3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0.112743" calcext:value-type="float">
            <text:p>0.112743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22348558902741" calcext:value-type="float">
            <text:p>5.223485589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855916571617126" calcext:value-type="float">
            <text:p>0.8559165716</text:p>
          </table:table-cell>
          <table:table-cell office:value-type="float" office:value="0.267426" calcext:value-type="float">
            <text:p>0.267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E4]" office:value-type="float" office:value="0.510678" calcext:value-type="float">
            <text:p>0.510678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272558" calcext:value-type="float">
            <text:p>0.272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112743" calcext:value-type="float">
            <text:p>0.112743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1.20765707492828" calcext:value-type="float">
            <text:p>1.20765707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4.46640176773071" calcext:value-type="float">
            <text:p>4.4664017677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1.05198669433594" calcext:value-type="float">
            <text:p>1.05198669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5.22348558902741" calcext:value-type="float">
            <text:p>5.223485589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.855916571617126" calcext:value-type="float">
            <text:p>0.8559165716</text:p>
          </table:table-cell>
          <table:table-cell table:number-columns-repeated="24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2]/[.B22]" office:value-type="float" office:value="0.220771210038419" calcext:value-type="float">
            <text:p>0.22077121</text:p>
          </table:table-cell>
          <table:table-cell office:value-type="float" office:value="0.112743" calcext:value-type="float">
            <text:p>0.112743</text:p>
          </table:table-cell>
          <table:table-cell table:number-columns-repeated="14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647737362323" calcext:value-type="float">
            <text:p>0.4136477374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0933567999895132" calcext:value-type="float">
            <text:p>0.0933568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252424671722451" calcext:value-type="float">
            <text:p>0.025242467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107171507593229" calcext:value-type="float">
            <text:p>0.1071715076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215838635099962" calcext:value-type="float">
            <text:p>0.0215838635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131721950174407" calcext:value-type="float">
            <text:p>0.131721950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</table:table>
      <table:table table:name="IM8" table:style-name="ta1">
        <table:shapes>
          <draw:frame draw:z-index="0" draw:style-name="gr1" draw:text-style-name="P1" svg:width="607.66pt" svg:height="393.62pt" svg:x="415.45pt" svg:y="355.18pt">
            <loext:p draw:notify-on-update-of-ranges="IM8.A22:IM8.A29 IM8.B21:IM8.B21 IM8.B22:IM8.B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07.66pt" svg:height="393.62pt" svg:x="1065.51pt" svg:y="347.75pt">
            <loext:p draw:notify-on-update-of-ranges="IM8.A32:IM8.A39 IM8.B31:IM8.B31 IM8.B32:IM8.B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0.45104" calcext:value-type="float">
            <text:p>0.45104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10.7401434183121" calcext:value-type="float">
            <text:p>10.740143418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1.7221358537674" calcext:value-type="float">
            <text:p>1.7221358538</text:p>
          </table:table-cell>
          <table:table-cell office:value-type="float" office:value="0.213776" calcext:value-type="float">
            <text:p>0.213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E4]" office:value-type="float" office:value="1.23056" calcext:value-type="float">
            <text:p>1.23056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1.09013" calcext:value-type="float">
            <text:p>1.09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45104" calcext:value-type="float">
            <text:p>0.45104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2.32932629585266" calcext:value-type="float">
            <text:p>2.32932629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2.4568259239197" calcext:value-type="float">
            <text:p>12.4568259239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1491935253143" calcext:value-type="float">
            <text:p>2.01491935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7401434183121" calcext:value-type="float">
            <text:p>10.7401434183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21358537674" calcext:value-type="float">
            <text:p>1.7221358538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2]/[.B22]" office:value-type="float" office:value="0.366532310492784" calcext:value-type="float">
            <text:p>0.3665323105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748818948199" calcext:value-type="float">
            <text:p>0.4137488189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19363538753805" calcext:value-type="float">
            <text:p>0.1936353875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362082606560239" calcext:value-type="float">
            <text:p>0.0362082607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223850150346384" calcext:value-type="float">
            <text:p>0.2238501503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419957148087027" calcext:value-type="float">
            <text:p>0.0419957148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261907328050392" calcext:value-type="float">
            <text:p>0.2619073281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</table:table>
      <table:table table:name="IM16" table:style-name="ta1">
        <table:shapes>
          <draw:frame draw:z-index="0" draw:style-name="gr1" draw:text-style-name="P1" svg:width="574.7pt" svg:height="442.69pt" svg:x="507.54pt" svg:y="212.26pt">
            <loext:p draw:notify-on-update-of-ranges="IM16.A22:IM16.A29 IM16.B21:IM16.B21 IM16.B22:IM16.B2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68.71pt" svg:height="450.11pt" svg:x="1100.89pt" svg:y="203.78pt">
            <loext:p draw:notify-on-update-of-ranges="IM16.A32:IM16.A39 IM16.B31:IM16.B31 IM16.B32:IM16.B3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0.901748" calcext:value-type="float">
            <text:p>0.901748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71469933986664" calcext:value-type="float">
            <text:p>1.7146993399</text:p>
          </table:table-cell>
          <table:table-cell office:value-type="float" office:value="0.203566" calcext:value-type="float">
            <text:p>0.203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3"/>
        </table:table-row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1.8535" calcext:value-type="float">
            <text:p>1.85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2.17752" calcext:value-type="float">
            <text:p>2.17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901748" calcext:value-type="float">
            <text:p>0.901748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3.35503256320953" calcext:value-type="float">
            <text:p>3.35503256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9.69696092605591" calcext:value-type="float">
            <text:p>9.6969609261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7322504520416" calcext:value-type="float">
            <text:p>2.07322504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1374699115753" calcext:value-type="float">
            <text:p>10.1374699116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1469933986664" calcext:value-type="float">
            <text:p>1.714699339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float" office:value="5.46936601649598" calcext:value-type="float">
            <text:p>5.4693660165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4.65551173425516" calcext:value-type="float">
            <text:p>4.6555117343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1.2420209543856" calcext:value-type="float">
            <text:p>11.2420209544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3.02157124277729" calcext:value-type="float">
            <text:p>3.0215712428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1.04542753022091" calcext:value-type="float">
            <text:p>1.0454275302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4.88971032596079" calcext:value-type="float">
            <text:p>4.889710326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1" calcext:value-type="float">
            <text:p>1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5.9120976347747" calcext:value-type="float">
            <text:p>5.9120976348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</table:table>
      <table:table table:name="IM32" table:style-name="ta1">
        <table:table-column table:style-name="co33" table:default-cell-style-name="Default"/>
        <table:table-column table:style-name="co3" table:number-columns-repeated="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32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32.B2]*[IM32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.358699464798" calcext:value-type="float">
            <text:p>10.3586994648</text:p>
          </table:table-cell>
          <table:table-cell office:value-type="float" office:value="0.1515431" calcext:value-type="float">
            <text:p>0.1515431</text:p>
          </table:table-cell>
          <table:table-cell office:value-type="float" office:value="1.72535378932953" calcext:value-type="float">
            <text:p>1.7253537893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358699464798" calcext:value-type="float">
            <text:p>10.3586994648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535378932953" calcext:value-type="float">
            <text:p>1.725353789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" calcext:value-type="float">
            <text:p>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</table:table>
      <table:table table:name="IM64" table:style-name="ta1">
        <table:table-column table:style-name="co33" table:default-cell-style-name="Default"/>
        <table:table-column table:style-name="co36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64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64.B2]*[IM64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1515431" calcext:value-type="float">
            <text:p>0.1515431</text:p>
          </table:table-cell>
          <table:table-cell office:value-type="float" office:value="1.74533381462097" calcext:value-type="float">
            <text:p>1.7453338146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0" calcext:value-type="float">
            <text:p>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4533381462097" calcext:value-type="float">
            <text:p>1.7453338146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</table:table>
      <table:table table:name="MUSIC" table:style-name="ta1">
        <table:table-column table:style-name="co3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4255" calcext:value-type="float">
            <text:p>0.0424255</text:p>
          </table:table-cell>
          <table:table-cell office:value-type="float" office:value="116.858" calcext:value-type="float">
            <text:p>116.858</text:p>
          </table:table-cell>
          <table:table-cell office:value-type="float" office:value="0.0245697" calcext:value-type="float">
            <text:p>0.0245697</text:p>
          </table:table-cell>
          <table:table-cell office:value-type="float" office:value="116.815" calcext:value-type="float">
            <text:p>116.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.576" calcext:value-type="float">
            <text:p>107.576</text:p>
          </table:table-cell>
          <table:table-cell/>
          <table:table-cell office:value-type="float" office:value="107.532" calcext:value-type="float">
            <text:p>107.5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2.417" calcext:value-type="float">
            <text:p>102.417</text:p>
          </table:table-cell>
          <table:table-cell/>
          <table:table-cell office:value-type="float" office:value="102.377" calcext:value-type="float">
            <text:p>102.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9.1847" calcext:value-type="float">
            <text:p>99.1847</text:p>
          </table:table-cell>
          <table:table-cell/>
          <table:table-cell office:value-type="float" office:value="99.1455" calcext:value-type="float">
            <text:p>99.1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7.0134" calcext:value-type="float">
            <text:p>97.0134</text:p>
          </table:table-cell>
          <table:table-cell/>
          <table:table-cell office:value-type="float" office:value="96.9773" calcext:value-type="float">
            <text:p>96.97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4925" calcext:value-type="float">
            <text:p>95.4925</text:p>
          </table:table-cell>
          <table:table-cell/>
          <table:table-cell office:value-type="float" office:value="95.4579" calcext:value-type="float">
            <text:p>95.4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3858" calcext:value-type="float">
            <text:p>94.3858</text:p>
          </table:table-cell>
          <table:table-cell/>
          <table:table-cell office:value-type="float" office:value="94.3505" calcext:value-type="float">
            <text:p>94.35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3.5582" calcext:value-type="float">
            <text:p>93.5582</text:p>
          </table:table-cell>
          <table:table-cell/>
          <table:table-cell office:value-type="float" office:value="93.523" calcext:value-type="float">
            <text:p>93.5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2.9298" calcext:value-type="float">
            <text:p>92.9298</text:p>
          </table:table-cell>
          <table:table-cell/>
          <table:table-cell office:value-type="float" office:value="92.8956" calcext:value-type="float">
            <text:p>92.895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2.4424" calcext:value-type="float">
            <text:p>92.4424</text:p>
          </table:table-cell>
          <table:table-cell/>
          <table:table-cell office:value-type="float" office:value="92.4106" calcext:value-type="float">
            <text:p>92.4106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 table:number-rows-repeated="12">
          <table:table-cell table:number-columns-repeated="7"/>
          <table:table-cell table:style-name="ce2"/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number-columns-repeated="15"/>
        </table:table-row>
      </table:table>
      <table:table table:name="MNIST" table:style-name="ta1">
        <table:table-column table:style-name="co3" table:number-columns-repeated="4" table:default-cell-style-name="Default"/>
        <table:table-column table:style-name="co40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default-cell-style-name="Default"/>
        <table:table-column table:style-name="co42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64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60000" office:value-type="float" office:value="60000" calcext:value-type="float">
            <text:p>6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4736" calcext:value-type="float">
            <text:p>0.69314736</text:p>
          </table:table-cell>
          <table:table-cell/>
          <table:table-cell office:value-type="float" office:value="0.69314736" calcext:value-type="float">
            <text:p>0.6931473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MNIST.B2]*[MNIST.B3]*4/1000000" office:value-type="float" office:value="188.16" calcext:value-type="float">
            <text:p>188.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.82852962" calcext:value-type="float">
            <text:p>2.82852962</text:p>
          </table:table-cell>
          <table:table-cell office:value-type="float" office:value="0.12486233" calcext:value-type="float">
            <text:p>0.12486233</text:p>
          </table:table-cell>
          <table:table-cell office:value-type="float" office:value="0.260267115" calcext:value-type="float">
            <text:p>0.260267115</text:p>
          </table:table-cell>
          <table:table-cell office:value-type="float" office:value="0.16088423" calcext:value-type="float">
            <text:p>0.16088423</text:p>
          </table:table-cell>
          <table:table-cell office:value-type="float" office:value="1.702673364" calcext:value-type="float">
            <text:p>1.702673364</text:p>
          </table:table-cell>
          <table:table-cell office:value-type="float" office:value="0.12486245" calcext:value-type="float">
            <text:p>0.12486245</text:p>
          </table:table-cell>
          <table:table-cell office:value-type="float" office:value="0.188487887" calcext:value-type="float">
            <text:p>0.188487887</text:p>
          </table:table-cell>
          <table:table-cell office:value-type="float" office:value="0.16088425" calcext:value-type="float">
            <text:p>0.1608842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1212028" calcext:value-type="float">
            <text:p>0.1212028</text:p>
          </table:table-cell>
          <table:table-cell/>
          <table:table-cell office:value-type="float" office:value="0.1439209" calcext:value-type="float">
            <text:p>0.1439209</text:p>
          </table:table-cell>
          <table:table-cell/>
          <table:table-cell office:value-type="float" office:value="0.12120284" calcext:value-type="float">
            <text:p>0.12120284</text:p>
          </table:table-cell>
          <table:table-cell/>
          <table:table-cell office:value-type="float" office:value="0.1439209" calcext:value-type="float">
            <text:p>0.143920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.11972345" calcext:value-type="float">
            <text:p>0.11972345</text:p>
          </table:table-cell>
          <table:table-cell/>
          <table:table-cell office:value-type="float" office:value="0.13714504" calcext:value-type="float">
            <text:p>0.13714504</text:p>
          </table:table-cell>
          <table:table-cell/>
          <table:table-cell office:value-type="float" office:value="0.11972365" calcext:value-type="float">
            <text:p>0.11972365</text:p>
          </table:table-cell>
          <table:table-cell/>
          <table:table-cell office:value-type="float" office:value="0.13714507" calcext:value-type="float">
            <text:p>0.13714507</text:p>
          </table:table-cell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0.11896925" calcext:value-type="float">
            <text:p>0.11896925</text:p>
          </table:table-cell>
          <table:table-cell/>
          <table:table-cell office:value-type="float" office:value="0.13338082" calcext:value-type="float">
            <text:p>0.13338082</text:p>
          </table:table-cell>
          <table:table-cell/>
          <table:table-cell office:value-type="float" office:value="0.11896928" calcext:value-type="float">
            <text:p>0.11896928</text:p>
          </table:table-cell>
          <table:table-cell/>
          <table:table-cell office:value-type="float" office:value="0.13338086" calcext:value-type="float">
            <text:p>0.13338086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1854823" calcext:value-type="float">
            <text:p>0.11854823</text:p>
          </table:table-cell>
          <table:table-cell/>
          <table:table-cell office:value-type="float" office:value="0.13092396" calcext:value-type="float">
            <text:p>0.13092396</text:p>
          </table:table-cell>
          <table:table-cell/>
          <table:table-cell office:value-type="float" office:value="0.11854838" calcext:value-type="float">
            <text:p>0.11854838</text:p>
          </table:table-cell>
          <table:table-cell/>
          <table:table-cell office:value-type="float" office:value="0.130924" calcext:value-type="float">
            <text:p>0.130924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.118296064" calcext:value-type="float">
            <text:p>0.118296064</text:p>
          </table:table-cell>
          <table:table-cell/>
          <table:table-cell office:value-type="float" office:value="0.12915127" calcext:value-type="float">
            <text:p>0.12915127</text:p>
          </table:table-cell>
          <table:table-cell/>
          <table:table-cell office:value-type="float" office:value="0.11829624" calcext:value-type="float">
            <text:p>0.11829624</text:p>
          </table:table-cell>
          <table:table-cell/>
          <table:table-cell office:value-type="float" office:value="0.12915131" calcext:value-type="float">
            <text:p>0.12915131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0.11813149" calcext:value-type="float">
            <text:p>0.11813149</text:p>
          </table:table-cell>
          <table:table-cell/>
          <table:table-cell office:value-type="float" office:value="0.12779422" calcext:value-type="float">
            <text:p>0.12779422</text:p>
          </table:table-cell>
          <table:table-cell/>
          <table:table-cell office:value-type="float" office:value="0.11813137" calcext:value-type="float">
            <text:p>0.11813137</text:p>
          </table:table-cell>
          <table:table-cell/>
          <table:table-cell office:value-type="float" office:value="0.1277943" calcext:value-type="float">
            <text:p>0.127794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0.11802147" calcext:value-type="float">
            <text:p>0.11802147</text:p>
          </table:table-cell>
          <table:table-cell/>
          <table:table-cell office:value-type="float" office:value="0.12670471" calcext:value-type="float">
            <text:p>0.12670471</text:p>
          </table:table-cell>
          <table:table-cell/>
          <table:table-cell office:value-type="float" office:value="0.11802189" calcext:value-type="float">
            <text:p>0.11802189</text:p>
          </table:table-cell>
          <table:table-cell/>
          <table:table-cell office:value-type="float" office:value="0.12670475" calcext:value-type="float">
            <text:p>0.1267047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0.117943965" calcext:value-type="float">
            <text:p>0.117943965</text:p>
          </table:table-cell>
          <table:table-cell/>
          <table:table-cell office:value-type="float" office:value="0.12579525" calcext:value-type="float">
            <text:p>0.12579525</text:p>
          </table:table-cell>
          <table:table-cell/>
          <table:table-cell office:value-type="float" office:value="0.11794424" calcext:value-type="float">
            <text:p>0.11794424</text:p>
          </table:table-cell>
          <table:table-cell/>
          <table:table-cell office:value-type="float" office:value="0.12579526" calcext:value-type="float">
            <text:p>0.125795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.117886424" calcext:value-type="float">
            <text:p>0.117886424</text:p>
          </table:table-cell>
          <table:table-cell/>
          <table:table-cell office:value-type="float" office:value="0.12502429" calcext:value-type="float">
            <text:p>0.12502429</text:p>
          </table:table-cell>
          <table:table-cell/>
          <table:table-cell office:value-type="float" office:value="0.11788666" calcext:value-type="float">
            <text:p>0.11788666</text:p>
          </table:table-cell>
          <table:table-cell/>
          <table:table-cell office:value-type="float" office:value="0.12502433" calcext:value-type="float">
            <text:p>0.12502433</text:p>
          </table:table-cell>
        </table:table-row>
      </table:table>
      <table:table table:name="agg_SGD" table:style-name="ta1">
        <table:shapes>
          <draw:frame draw:z-index="0" draw:style-name="gr1" draw:text-style-name="P1" svg:width="453.49pt" svg:height="254.41pt" svg:x="473.16pt" svg:y="36.82pt">
            <loext:p draw:notify-on-update-of-ranges="agg_SGD.A3:agg_SGD.A10 agg_SGD.B2:agg_SGD.B2 agg_SGD.B3:agg_SGD.B10 agg_SGD.C2:agg_SGD.C2 agg_SGD.C3:agg_SGD.C10 agg_SGD.D2:agg_SGD.D2 agg_SGD.D3:agg_SGD.D10 agg_SGD.E2:agg_SGD.E2 agg_SGD.E3:agg_SGD.E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5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cessing Rate (GB/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IM4</text:p>
          </table:table-cell>
          <table:table-cell office:value-type="string" calcext:value-type="string">
            <text:p>IM8</text:p>
          </table:table-cell>
          <table:table-cell office:value-type="string" calcext:value-type="string">
            <text:p>IM16</text:p>
          </table:table-cell>
          <table:table-cell office:value-type="string" calcext:value-type="string">
            <text:p>IM32</text:p>
          </table:table-cell>
        </table:table-row>
        <table:table-row table:style-name="ro1">
          <table:table-cell office:value-type="string" calcext:value-type="string">
            <text:p>CPU-native</text:p>
          </table:table-cell>
          <table:table-cell table:formula="of:=4*[IM4.B4]/[IM4.B22]/1000" office:value-type="float" office:value="10.6771687834604" calcext:value-type="float">
            <text:p>10.6771687835</text:p>
          </table:table-cell>
          <table:table-cell table:formula="of:=8*[IM8.B4]/[IM8.B22]/1000" office:value-type="float" office:value="17.7239474710701" calcext:value-type="float">
            <text:p>17.7239474711</text:p>
          </table:table-cell>
          <table:table-cell table:formula="of:=16*[IM16.B4]/[IM16.B22]/1000" office:value-type="float" office:value="23.534265767467" calcext:value-type="float">
            <text:p>23.5342657675</text:p>
          </table:table-cell>
          <table:table-cell/>
        </table:table-row>
        <table:table-row table:style-name="ro1">
          <table:table-cell office:value-type="string" calcext:value-type="string">
            <text:p>FPGA-Intel-2</text:p>
          </table:table-cell>
          <table:table-cell table:formula="of:=4*[IM4.B4]/[IM4.B23]/1000" office:value-type="float" office:value="20.0052656682247" calcext:value-type="float">
            <text:p>20.0052656682</text:p>
          </table:table-cell>
          <table:table-cell table:formula="of:=8*[IM8.B4]/[IM8.B23]/1000" office:value-type="float" office:value="20.0071374973627" calcext:value-type="float">
            <text:p>20.0071374974</text:p>
          </table:table-cell>
          <table:table-cell table:formula="of:=16*[IM16.B4]/[IM16.B23]/1000" office:value-type="float" office:value="20.0323127227304" calcext:value-type="float">
            <text:p>20.0323127227</text:p>
          </table:table-cell>
          <table:table-cell/>
        </table:table-row>
        <table:table-row table:style-name="ro1">
          <table:table-cell office:value-type="string" calcext:value-type="string">
            <text:p>FPGA-Xilinx-4</text:p>
          </table:table-cell>
          <table:table-cell table:formula="of:=4*[IM4.B4]/[IM4.B24]/1000" office:value-type="float" office:value="48.3630487036889" calcext:value-type="float">
            <text:p>48.3630487037</text:p>
          </table:table-cell>
          <table:table-cell table:formula="of:=8*[IM8.B4]/[IM8.B24]/1000" office:value-type="float" office:value="48.3557573607662" calcext:value-type="float">
            <text:p>48.3557573608</text:p>
          </table:table-cell>
          <table:table-cell table:formula="of:=16*[IM16.B4]/[IM16.B24]/1000" office:value-type="float" office:value="48.3735606843597" calcext:value-type="float">
            <text:p>48.3735606844</text:p>
          </table:table-cell>
          <table:table-cell/>
        </table:table-row>
        <table:table-row table:style-name="ro1">
          <table:table-cell office:value-type="string" calcext:value-type="string">
            <text:p>CPU-sklearn</text:p>
          </table:table-cell>
          <table:table-cell table:formula="of:=4*[IM4.B4]/[IM4.B25]/1000" office:value-type="float" office:value="4.51501946471337" calcext:value-type="float">
            <text:p>4.5150194647</text:p>
          </table:table-cell>
          <table:table-cell table:formula="of:=8*[IM8.B4]/[IM8.B25]/1000" office:value-type="float" office:value="9.36338581624788" calcext:value-type="float">
            <text:p>9.3633858162</text:p>
          </table:table-cell>
          <table:table-cell table:formula="of:=16*[IM16.B4]/[IM16.B25]/1000" office:value-type="float" office:value="13.0015911256226" calcext:value-type="float">
            <text:p>13.0015911256</text:p>
          </table:table-cell>
          <table:table-cell/>
        </table:table-row>
        <table:table-row table:style-name="ro1">
          <table:table-cell office:value-type="string" calcext:value-type="string">
            <text:p>CPU-TF-MB32</text:p>
          </table:table-cell>
          <table:table-cell table:formula="of:=4*[IM4.B4]/[IM4.B26]/1000" office:value-type="float" office:value="1.22080266925256" calcext:value-type="float">
            <text:p>1.2208026693</text:p>
          </table:table-cell>
          <table:table-cell table:formula="of:=8*[IM8.B4]/[IM8.B26]/1000" office:value-type="float" office:value="1.75087786673807" calcext:value-type="float">
            <text:p>1.7508778667</text:p>
          </table:table-cell>
          <table:table-cell table:formula="of:=16*[IM16.B4]/[IM16.B26]/1000" office:value-type="float" office:value="4.49839510880055" calcext:value-type="float">
            <text:p>4.4983951088</text:p>
          </table:table-cell>
          <table:table-cell/>
        </table:table-row>
        <table:table-row table:style-name="ro1">
          <table:table-cell office:value-type="string" calcext:value-type="string">
            <text:p>CPU-TF-MB512</text:p>
          </table:table-cell>
          <table:table-cell table:formula="of:=4*[IM4.B4]/[IM4.B27]/1000" office:value-type="float" office:value="5.1831408413791" calcext:value-type="float">
            <text:p>5.1831408414</text:p>
          </table:table-cell>
          <table:table-cell table:formula="of:=8*[IM8.B4]/[IM8.B27]/1000" office:value-type="float" office:value="10.8244435553208" calcext:value-type="float">
            <text:p>10.8244435553</text:p>
          </table:table-cell>
          <table:table-cell table:formula="of:=16*[IM16.B4]/[IM16.B27]/1000" office:value-type="float" office:value="21.0400514410651" calcext:value-type="float">
            <text:p>21.0400514411</text:p>
          </table:table-cell>
          <table:table-cell/>
        </table:table-row>
        <table:table-row table:style-name="ro1">
          <table:table-cell office:value-type="string" calcext:value-type="string">
            <text:p>GPU-TF-MB32</text:p>
          </table:table-cell>
          <table:table-cell table:formula="of:=4*[IM4.B4]/[IM4.B28]/1000" office:value-type="float" office:value="1.04386144214772" calcext:value-type="float">
            <text:p>1.0438614421</text:p>
          </table:table-cell>
          <table:table-cell table:formula="of:=8*[IM8.B4]/[IM8.B28]/1000" office:value-type="float" office:value="2.03073459548156" calcext:value-type="float">
            <text:p>2.0307345955</text:p>
          </table:table-cell>
          <table:table-cell table:formula="of:=16*[IM16.B4]/[IM16.B28]/1000" office:value-type="float" office:value="4.30292390315185" calcext:value-type="float">
            <text:p>4.3029239032</text:p>
          </table:table-cell>
          <table:table-cell table:formula="of:=32*[IM32.B4]/[IM32.B28]/1000" office:value-type="float" office:value="8.4220537043741" calcext:value-type="float">
            <text:p>8.4220537044</text:p>
          </table:table-cell>
        </table:table-row>
        <table:table-row table:style-name="ro1">
          <table:table-cell office:value-type="string" calcext:value-type="string">
            <text:p>GPU-TF-MB512</text:p>
          </table:table-cell>
          <table:table-cell table:formula="of:=4*[IM4.B4]/[IM4.B29]/1000" office:value-type="float" office:value="6.37047509162971" calcext:value-type="float">
            <text:p>6.3704750916</text:p>
          </table:table-cell>
          <table:table-cell table:formula="of:=8*[IM8.B4]/[IM8.B29]/1000" office:value-type="float" office:value="12.6647272062113" calcext:value-type="float">
            <text:p>12.6647272062</text:p>
          </table:table-cell>
          <table:table-cell table:formula="of:=16*[IM16.B4]/[IM16.B29]/1000" office:value-type="float" office:value="25.4393062304395" calcext:value-type="float">
            <text:p>25.4393062304</text:p>
          </table:table-cell>
          <table:table-cell table:formula="of:=32*[IM32.B4]/[IM32.B29]/1000" office:value-type="float" office:value="50.5644255337927" calcext:value-type="float">
            <text:p>50.5644255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18:50:10.758635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7-01T19:14:02.833117150</dc:date>
    <meta:editing-duration>P21DT13H29M32S</meta:editing-duration>
    <meta:editing-cycles>222</meta:editing-cycles>
    <meta:generator>LibreOffice/5.1.6.2$Linux_X86_64 LibreOffice_project/10m0$Build-2</meta:generator>
    <meta:document-statistic meta:table-count="11" meta:cell-count="2060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12.757cm" xlink:href=".." xlink:type="simple" chart:class="chart:bar" chart:style-name="ch1">
        <chart:legend chart:legend-position="top" svg:x="6.421cm" svg:y="0.185cm" style:legend-expansion="wide" chart:style-name="ch2"/>
        <chart:plot-area chart:style-name="ch3" table:cell-range-address="AEA.A60:AEA.B65" chart:data-source-has-labels="both" svg:x="0.313cm" svg:y="1.038cm" svg:width="15.065cm" svg:height="11.464cm">
          <chartooo:coordinate-region svg:x="1.564cm" svg:y="1.038cm" svg:width="13.814cm" svg:height="7.947cm"/>
          <chart:axis chart:dimension="x" chart:name="primary-x" chart:style-name="ch4" chartooo:axis-type="auto">
            <chartooo:date-scale/>
            <chart:categories table:cell-range-address="AEA.A61:AEA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1:AEA.B65" chart:label-cell-address="AEA.B60:AEA.B6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AEA.B60:AEA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1:AEA.A65</svg:desc>
                </draw:g>
              </table:table-cell>
              <table:table-cell office:value-type="float" office:value="0.0076427">
                <text:p>0.0076427</text:p>
                <draw:g>
                  <svg:desc>AEA.B61:AEA.B65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0400768">
                <text:p>0.0040076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0158308">
                <text:p>0.0015830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0129136">
                <text:p>0.0012913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80206">
                <text:p>0.08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772cm" svg:y="0.185cm" style:legend-expansion="wide" chart:style-name="ch2"/>
        <chart:plot-area chart:style-name="ch3" table:cell-range-address="IM8.A31:IM8.B39" chart:data-source-has-labels="both" svg:x="0.428cm" svg:y="1.06cm" svg:width="20.582cm" svg:height="12.55cm">
          <chartooo:coordinate-region svg:x="2.033cm" svg:y="1.06cm" svg:width="18.977cm" svg:height="7.854cm"/>
          <chart:axis chart:dimension="x" chart:name="primary-x" chart:style-name="ch4" chartooo:axis-type="auto">
            <chartooo:date-scale/>
            <chart:categories table:cell-range-address="IM8.A32:IM8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32:IM8.B39" chart:label-cell-address="IM8.B31:IM8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8.B31:IM8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32:IM8.A39</svg:desc>
                </draw:g>
              </table:table-cell>
              <table:table-cell office:value-type="float" office:value="0.366532310492784">
                <text:p>0.366532310492784</text:p>
                <draw:g>
                  <svg:desc>IM8.B32:IM8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748818948199">
                <text:p>0.413748818948199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9363538753805">
                <text:p>0.19363538753805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362082606560239">
                <text:p>0.0362082606560239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23850150346384">
                <text:p>0.22385015034638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419957148087027">
                <text:p>0.0419957148087027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261907328050392">
                <text:p>0.2619073280503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8.713cm" svg:y="0.185cm" style:legend-expansion="wide" chart:style-name="ch2"/>
        <chart:plot-area chart:style-name="ch3" table:cell-range-address="IM16.A21:IM16.B29" chart:data-source-has-labels="both" svg:x="0.405cm" svg:y="1.095cm" svg:width="19.465cm" svg:height="14.211cm">
          <chartooo:coordinate-region svg:x="2.197cm" svg:y="1.095cm" svg:width="17.673cm" svg:height="9.516cm"/>
          <chart:axis chart:dimension="x" chart:name="primary-x" chart:style-name="ch4" chartooo:axis-type="auto">
            <chartooo:date-scale/>
            <chart:categories table:cell-range-address="IM16.A22:IM16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22:IM16.B29" chart:label-cell-address="IM16.B21:IM16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16.B21:IM16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22:IM16.A29</svg:desc>
                </draw:g>
              </table:table-cell>
              <table:table-cell office:value-type="float" office:value="1.8535">
                <text:p>1.8535</text:p>
                <draw:g>
                  <svg:desc>IM16.B22:IM16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17752">
                <text:p>2.17752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901748">
                <text:p>0.90174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35503256320953">
                <text:p>3.3550325632095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9.69696092605591">
                <text:p>9.696960926055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7322504520416">
                <text:p>2.0732250452041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1374699115753">
                <text:p>10.137469911575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1469933986664">
                <text:p>1.714699339866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4cm" svg:height="15.88cm" xlink:href=".." xlink:type="simple" chart:class="chart:bar" chart:style-name="ch1">
        <chart:legend chart:legend-position="top" svg:x="9.085cm" svg:y="0.185cm" style:legend-expansion="wide" chart:style-name="ch2"/>
        <chart:plot-area chart:style-name="ch3" table:cell-range-address="IM16.A31:IM16.B39" chart:data-source-has-labels="both" svg:x="0.401cm" svg:y="1.1cm" svg:width="19.262cm" svg:height="14.463cm">
          <chartooo:coordinate-region svg:x="2.207cm" svg:y="1.1cm" svg:width="17.456cm" svg:height="9.768cm"/>
          <chart:axis chart:dimension="x" chart:name="primary-x" chart:style-name="ch4" chartooo:axis-type="auto">
            <chartooo:date-scale/>
            <chart:categories table:cell-range-address="IM16.A32:IM16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32:IM16.B39" chart:label-cell-address="IM16.B31:IM16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16.B31:IM16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32:IM16.A39</svg:desc>
                </draw:g>
              </table:table-cell>
              <table:table-cell office:value-type="float" office:value="5.46936601649598">
                <text:p>5.46936601649598</text:p>
                <draw:g>
                  <svg:desc>IM16.B32:IM16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4.65551173425516">
                <text:p>4.65551173425516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1.2420209543856">
                <text:p>11.242020954385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02157124277729">
                <text:p>3.02157124277729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.04542753022091">
                <text:p>1.045427530220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4.88971032596079">
                <text:p>4.8897103259607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5.9120976347747">
                <text:p>5.912097634774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bar" chart:style-name="ch1">
        <chart:legend chart:legend-position="end" svg:x="14.477cm" svg:y="3.442cm" style:legend-expansion="high" chart:style-name="ch2"/>
        <chart:plot-area chart:style-name="ch3" table:cell-range-address="agg_SGD.A2:agg_SGD.E10" chart:data-source-has-labels="both" svg:x="0.319cm" svg:y="0.179cm" svg:width="13.839cm" svg:height="8.618cm">
          <chartooo:coordinate-region svg:x="0.94cm" svg:y="0.179cm" svg:width="13.218cm" svg:height="6.149cm"/>
          <chart:axis chart:dimension="x" chart:name="primary-x" chart:style-name="ch4" chartooo:axis-type="auto">
            <chartooo:date-scale/>
            <chart:categories table:cell-range-address="agg_SGD.A3:agg_SGD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g_SGD.B3:agg_SGD.B10" chart:label-cell-address="agg_SGD.B2:agg_SGD.B2" chart:class="chart:bar">
            <chart:data-point chart:repeated="8"/>
          </chart:series>
          <chart:series chart:style-name="ch8" chart:values-cell-range-address="agg_SGD.C3:agg_SGD.C10" chart:label-cell-address="agg_SGD.C2:agg_SGD.C2" chart:class="chart:bar">
            <chart:data-point chart:repeated="8"/>
          </chart:series>
          <chart:series chart:style-name="ch9" chart:values-cell-range-address="agg_SGD.D3:agg_SGD.D10" chart:label-cell-address="agg_SGD.D2:agg_SGD.D2" chart:class="chart:bar">
            <chart:data-point chart:repeated="8"/>
          </chart:series>
          <chart:series chart:style-name="ch10" chart:values-cell-range-address="agg_SGD.E3:agg_SGD.E10" chart:label-cell-address="agg_SGD.E2:agg_SGD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4</text:p>
                <draw:g>
                  <svg:desc>agg_SGD.B2:agg_SGD.B2</svg:desc>
                </draw:g>
              </table:table-cell>
              <table:table-cell office:value-type="string">
                <text:p>IM8</text:p>
                <draw:g>
                  <svg:desc>agg_SGD.C2:agg_SGD.C2</svg:desc>
                </draw:g>
              </table:table-cell>
              <table:table-cell office:value-type="string">
                <text:p>IM16</text:p>
                <draw:g>
                  <svg:desc>agg_SGD.D2:agg_SGD.D2</svg:desc>
                </draw:g>
              </table:table-cell>
              <table:table-cell office:value-type="string">
                <text:p>IM32</text:p>
                <draw:g>
                  <svg:desc>agg_SGD.E2:agg_SGD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-native</text:p>
                <draw:g>
                  <svg:desc>agg_SGD.A3:agg_SGD.A10</svg:desc>
                </draw:g>
              </table:table-cell>
              <table:table-cell office:value-type="float" office:value="10.6771687834604">
                <text:p>10.6771687834604</text:p>
                <draw:g>
                  <svg:desc>agg_SGD.B3:agg_SGD.B10</svg:desc>
                </draw:g>
              </table:table-cell>
              <table:table-cell office:value-type="float" office:value="17.7239474710701">
                <text:p>17.7239474710701</text:p>
                <draw:g>
                  <svg:desc>agg_SGD.C3:agg_SGD.C10</svg:desc>
                </draw:g>
              </table:table-cell>
              <table:table-cell office:value-type="float" office:value="23.534265767467">
                <text:p>23.534265767467</text:p>
                <draw:g>
                  <svg:desc>agg_SGD.D3:agg_SGD.D10</svg:desc>
                </draw:g>
              </table:table-cell>
              <table:table-cell office:value-type="float" office:value="NaN">
                <text:p>NaN</text:p>
                <draw:g>
                  <svg:desc>agg_SGD.E3:agg_SGD.E10</svg:desc>
                </draw:g>
              </table:table-cell>
            </table:table-row>
            <table:table-row>
              <table:table-cell office:value-type="string">
                <text:p>FPGA-Intel-2</text:p>
              </table:table-cell>
              <table:table-cell office:value-type="float" office:value="20.0052656682247">
                <text:p>20.0052656682247</text:p>
              </table:table-cell>
              <table:table-cell office:value-type="float" office:value="20.0071374973627">
                <text:p>20.0071374973627</text:p>
              </table:table-cell>
              <table:table-cell office:value-type="float" office:value="20.0323127227304">
                <text:p>20.032312722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-Xilinx-4</text:p>
              </table:table-cell>
              <table:table-cell office:value-type="float" office:value="48.3630487036889">
                <text:p>48.3630487036889</text:p>
              </table:table-cell>
              <table:table-cell office:value-type="float" office:value="48.3557573607662">
                <text:p>48.3557573607662</text:p>
              </table:table-cell>
              <table:table-cell office:value-type="float" office:value="48.3735606843597">
                <text:p>48.3735606843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sklearn</text:p>
              </table:table-cell>
              <table:table-cell office:value-type="float" office:value="4.51501946471337">
                <text:p>4.51501946471337</text:p>
              </table:table-cell>
              <table:table-cell office:value-type="float" office:value="9.36338581624788">
                <text:p>9.36338581624788</text:p>
              </table:table-cell>
              <table:table-cell office:value-type="float" office:value="13.0015911256226">
                <text:p>13.0015911256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32</text:p>
              </table:table-cell>
              <table:table-cell office:value-type="float" office:value="1.22080266925256">
                <text:p>1.22080266925256</text:p>
              </table:table-cell>
              <table:table-cell office:value-type="float" office:value="1.75087786673807">
                <text:p>1.75087786673807</text:p>
              </table:table-cell>
              <table:table-cell office:value-type="float" office:value="4.49839510880055">
                <text:p>4.4983951088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512</text:p>
              </table:table-cell>
              <table:table-cell office:value-type="float" office:value="5.1831408413791">
                <text:p>5.1831408413791</text:p>
              </table:table-cell>
              <table:table-cell office:value-type="float" office:value="10.8244435553208">
                <text:p>10.8244435553208</text:p>
              </table:table-cell>
              <table:table-cell office:value-type="float" office:value="21.0400514410651">
                <text:p>21.0400514410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-TF-MB32</text:p>
              </table:table-cell>
              <table:table-cell office:value-type="float" office:value="1.04386144214772">
                <text:p>1.04386144214772</text:p>
              </table:table-cell>
              <table:table-cell office:value-type="float" office:value="2.03073459548156">
                <text:p>2.03073459548156</text:p>
              </table:table-cell>
              <table:table-cell office:value-type="float" office:value="4.30292390315185">
                <text:p>4.30292390315185</text:p>
              </table:table-cell>
              <table:table-cell office:value-type="float" office:value="8.4220537043741">
                <text:p>8.4220537043741</text:p>
              </table:table-cell>
            </table:table-row>
            <table:table-row>
              <table:table-cell office:value-type="string">
                <text:p>GPU-TF-MB512</text:p>
              </table:table-cell>
              <table:table-cell office:value-type="float" office:value="6.37047509162971">
                <text:p>6.37047509162971</text:p>
              </table:table-cell>
              <table:table-cell office:value-type="float" office:value="12.6647272062113">
                <text:p>12.6647272062113</text:p>
              </table:table-cell>
              <table:table-cell office:value-type="float" office:value="25.4393062304395">
                <text:p>25.4393062304395</text:p>
              </table:table-cell>
              <table:table-cell office:value-type="float" office:value="50.5644255337927">
                <text:p>50.56442553379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105cm" svg:y="0.185cm" style:legend-expansion="wide" chart:style-name="ch2"/>
        <chart:plot-area chart:style-name="ch3" table:cell-range-address="KDD2.A23:KDD2.B34" chart:data-source-has-labels="both" svg:x="0.381cm" svg:y="0.997cm" svg:width="18.296cm" svg:height="9.515cm">
          <chartooo:coordinate-region svg:x="2.213cm" svg:y="0.997cm" svg:width="16.464cm" svg:height="5.997cm"/>
          <chart:axis chart:dimension="x" chart:name="primary-x" chart:style-name="ch4" chartooo:axis-type="auto">
            <chartooo:date-scale/>
            <chart:categories table:cell-range-address="KDD2.A24:KDD2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24:KDD2.B34" chart:label-cell-address="KDD2.B23:KDD2.B2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KDD2.B23:KDD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24:KDD2.A34</svg:desc>
                </draw:g>
              </table:table-cell>
              <table:table-cell office:value-type="float" office:value="0.574989">
                <text:p>0.574989</text:p>
                <draw:g>
                  <svg:desc>KDD2.B24:KDD2.B34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97084">
                <text:p>0.297084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4134">
                <text:p>0.1641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0971622">
                <text:p>0.097162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0852446">
                <text:p>0.085244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1906">
                <text:p>0.4190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98045">
                <text:p>0.09804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707404">
                <text:p>0.0707404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101638">
                <text:p>0.101638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0.0529594">
                <text:p>0.0529594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0273937">
                <text:p>0.0273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Netflix.A64:Netflix.B74" chart:data-source-has-labels="both" svg:x="0.369cm" svg:y="1.097cm" svg:width="17.761cm" svg:height="14.319cm">
          <chartooo:coordinate-region svg:x="2.253cm" svg:y="1.097cm" svg:width="15.877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B65:Netflix.B74" chart:label-cell-address="Netflix.B64:Netflix.B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Netflix.B64:Netflix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0.934">
                <text:p>0.934</text:p>
                <draw:g>
                  <svg:desc>Netflix.B65:Netflix.B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1636">
                <text:p>0.1636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347178">
                <text:p>0.34717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08547">
                <text:p>0.208547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412171">
                <text:p>0.41217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8.7342820167542">
                <text:p>38.734282016754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5.60954322814941">
                <text:p>5.60954322814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Netflix.A65:Netflix.A74 Netflix.C64:Netflix.C74" chart:data-source-has-labels="both" svg:x="0.369cm" svg:y="1.097cm" svg:width="17.761cm" svg:height="14.319cm">
          <chartooo:coordinate-region svg:x="2.244cm" svg:y="1.097cm" svg:width="15.886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C65:Netflix.C74" chart:label-cell-address="Netflix.C64:Netflix.C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Netflix.C64:Netflix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1">
                <text:p>1</text:p>
                <draw:g>
                  <svg:desc>Netflix.C65:Netflix.C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1.90417940876656">
                <text:p>1.90417940876656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3.27145359019264">
                <text:p>3.27145359019264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5.70904645476773">
                <text:p>5.70904645476773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9.62886597938144">
                <text:p>9.62886597938144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2.69026263184879">
                <text:p>2.69026263184879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4.47860674092651">
                <text:p>4.47860674092651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2.26604977060492">
                <text:p>2.2660497706049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241130066537959">
                <text:p>0.0241130066537959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.166501970305366">
                <text:p>0.1665019703053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3cm" svg:height="11.253cm" xlink:href=".." xlink:type="simple" chart:class="chart:bar" chart:style-name="ch1">
        <chart:legend chart:legend-position="top" svg:x="8.994cm" svg:y="0.184cm" style:legend-expansion="wide" chart:style-name="ch2"/>
        <chart:plot-area chart:style-name="ch3" table:cell-range-address="KDD2.A36:KDD2.B47" chart:data-source-has-labels="both" svg:x="0.397cm" svg:y="1.008cm" svg:width="19.089cm" svg:height="10.02cm">
          <chartooo:coordinate-region svg:x="2.188cm" svg:y="1.008cm" svg:width="17.298cm" svg:height="6.503cm"/>
          <chart:axis chart:dimension="x" chart:name="primary-x" chart:style-name="ch4" chartooo:axis-type="auto">
            <chartooo:date-scale/>
            <chart:categories table:cell-range-address="KDD2.A37:KDD2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37:KDD2.B47" chart:label-cell-address="KDD2.B36:KDD2.B3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KDD2.B36:KDD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37:KDD2.A47</svg:desc>
                </draw:g>
              </table:table-cell>
              <table:table-cell office:value-type="float" office:value="1">
                <text:p>1</text:p>
                <draw:g>
                  <svg:desc>KDD2.B37:KDD2.B47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354425011108">
                <text:p>1.9354425011108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3.50316814310259">
                <text:p>3.50316814310259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5.91782606816231">
                <text:p>5.91782606816231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6.74516626273101">
                <text:p>6.7451662627310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37209230181836">
                <text:p>1.3720923018183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5.86454179203427">
                <text:p>5.8645417920342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8.12815590525358">
                <text:p>8.12815590525358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5.65722466006809">
                <text:p>5.65722466006809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10.8571660555067">
                <text:p>10.8571660555067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20.9898261279053">
                <text:p>20.98982612790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43cm" svg:height="13.023cm" xlink:href=".." xlink:type="simple" chart:class="chart:bar" chart:style-name="ch1">
        <chart:legend chart:legend-position="top" svg:x="6.724cm" svg:y="0.185cm" style:legend-expansion="wide" chart:style-name="ch2"/>
        <chart:plot-area chart:style-name="ch3" table:cell-range-address="AEA.A67:AEA.B72" chart:data-source-has-labels="both" svg:x="0.306cm" svg:y="1.043cm" svg:width="14.731cm" svg:height="11.72cm">
          <chartooo:coordinate-region svg:x="1.591cm" svg:y="1.043cm" svg:width="13.446cm" svg:height="8.203cm"/>
          <chart:axis chart:dimension="x" chart:name="primary-x" chart:style-name="ch4" chartooo:axis-type="auto">
            <chartooo:date-scale/>
            <chart:categories table:cell-range-address="AEA.A68:AEA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8:AEA.B72" chart:label-cell-address="AEA.B67:AEA.B6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AEA.B67:AEA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8:AEA.A72</svg:desc>
                </draw:g>
              </table:table-cell>
              <table:table-cell office:value-type="float" office:value="1">
                <text:p>1</text:p>
                <draw:g>
                  <svg:desc>AEA.B68:AEA.B72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0701353401469">
                <text:p>1.9070135340146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4.82774085959017">
                <text:p>4.8277408595901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5.91833415933589">
                <text:p>5.91833415933589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52883824152807">
                <text:p>0.0952883824152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97cm" svg:height="12.004cm" xlink:href=".." xlink:type="simple" chart:class="chart:bar" chart:style-name="ch1">
        <chart:legend chart:legend-position="top" svg:x="8.424cm" svg:y="0.185cm" style:legend-expansion="wide" chart:style-name="ch2"/>
        <chart:plot-area chart:style-name="ch3" table:cell-range-address="IM4.A21:IM4.B29" chart:data-source-has-labels="both" svg:x="0.393cm" svg:y="1.023cm" svg:width="18.911cm" svg:height="10.741cm">
          <chartooo:coordinate-region svg:x="2.091cm" svg:y="1.023cm" svg:width="17.213cm" svg:height="6.046cm"/>
          <chart:axis chart:dimension="x" chart:name="primary-x" chart:style-name="ch4" chartooo:axis-type="auto">
            <chartooo:date-scale/>
            <chart:categories table:cell-range-address="IM4.A22:IM4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22:IM4.B29" chart:label-cell-address="IM4.B21:IM4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4.B21:IM4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22:IM4.A29</svg:desc>
                </draw:g>
              </table:table-cell>
              <table:table-cell office:value-type="float" office:value="0.510678">
                <text:p>0.510678</text:p>
                <draw:g>
                  <svg:desc>IM4.B22:IM4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72558">
                <text:p>0.272558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112743">
                <text:p>0.11274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20765707492828">
                <text:p>1.2076570749282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4.46640176773071">
                <text:p>4.4664017677307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1.05198669433594">
                <text:p>1.0519866943359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5.22348558902741">
                <text:p>5.2234855890274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855916571617126">
                <text:p>0.8559165716171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97cm" svg:height="12.418cm" xlink:href=".." xlink:type="simple" chart:class="chart:bar" chart:style-name="ch1">
        <chart:legend chart:legend-position="top" svg:x="8.901cm" svg:y="0.185cm" style:legend-expansion="wide" chart:style-name="ch2"/>
        <chart:plot-area chart:style-name="ch3" table:cell-range-address="IM4.A31:IM4.B39" chart:data-source-has-labels="both" svg:x="0.393cm" svg:y="1.031cm" svg:width="18.911cm" svg:height="11.139cm">
          <chartooo:coordinate-region svg:x="2.109cm" svg:y="1.031cm" svg:width="17.195cm" svg:height="6.443cm"/>
          <chart:axis chart:dimension="x" chart:name="primary-x" chart:style-name="ch4" chartooo:axis-type="auto">
            <chartooo:date-scale/>
            <chart:categories table:cell-range-address="IM4.A32:IM4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32:IM4.B39" chart:label-cell-address="IM4.B31:IM4.B31" chart:class="chart:bar"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4.B31:IM4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32:IM4.A39</svg:desc>
                </draw:g>
              </table:table-cell>
              <table:table-cell office:value-type="float" office:value="0.220771210038419">
                <text:p>0.220771210038419</text:p>
                <draw:g>
                  <svg:desc>IM4.B32:IM4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647737362323">
                <text:p>0.41364773736232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33567999895132">
                <text:p>0.0933567999895132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252424671722451">
                <text:p>0.025242467172245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107171507593229">
                <text:p>0.10717150759322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215838635099962">
                <text:p>0.021583863509996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131721950174407">
                <text:p>0.131721950174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295cm" svg:y="0.185cm" style:legend-expansion="wide" chart:style-name="ch2"/>
        <chart:plot-area chart:style-name="ch3" table:cell-range-address="IM8.A21:IM8.B29" chart:data-source-has-labels="both" svg:x="0.428cm" svg:y="1.06cm" svg:width="20.582cm" svg:height="12.55cm">
          <chartooo:coordinate-region svg:x="2.015cm" svg:y="1.06cm" svg:width="18.995cm" svg:height="7.854cm"/>
          <chart:axis chart:dimension="x" chart:name="primary-x" chart:style-name="ch4" chartooo:axis-type="auto">
            <chartooo:date-scale/>
            <chart:categories table:cell-range-address="IM8.A22:IM8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22:IM8.B29" chart:label-cell-address="IM8.B21:IM8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8.B21:IM8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22:IM8.A29</svg:desc>
                </draw:g>
              </table:table-cell>
              <table:table-cell office:value-type="float" office:value="1.23056">
                <text:p>1.23056</text:p>
                <draw:g>
                  <svg:desc>IM8.B22:IM8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.09013">
                <text:p>1.0901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45104">
                <text:p>0.4510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2.32932629585266">
                <text:p>2.3293262958526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2.4568259239197">
                <text:p>12.456825923919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1491935253143">
                <text:p>2.01491935253143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7401434183121">
                <text:p>10.740143418312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221358537674">
                <text:p>1.72213585376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